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6.838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0861in"/>
    </style:style>
    <style:style style:name="Table2.B" style:family="table-column">
      <style:table-column-properties style:column-width="6.838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CITEREFRuedenSchindelinHinerDeZonia2017"/><text:span text:style-name="Citation">Rueden, C. T.; Schindelin, J. &amp; Hiner, M. C. et al. (2017), "</text:span><text:a xlink:type="simple" xlink:href="https://bmcbioinformatics.biomedcentral.com/articles/10.1186/s12859-017-1934-z" text:style-name="Internet_20_link" text:visited-style-name="Visited_20_Internet_20_Link"><text:span text:style-name="Citation">ImageJ2: ImageJ for the next generation of scientific image data</text:span></text:a><text:span text:style-name="Citation">", BMC Bioinformatics </text:span><text:span text:style-name="Citation"><text:span text:style-name="T2">18:529</text:span></text:span><text:span text:style-name="Citation">, doi:</text:span><text:a xlink:type="simple" xlink:href="http://dx.doi.org/10.1186%2Fs12859-017-1934-z" text:style-name="Internet_20_link" text:visited-style-name="Visited_20_Internet_20_Link"><text:span text:style-name="Citation">10.1186/s12859-017-1934-z</text:span></text:a>. 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CITEREFSchneiderRasbandEliceiri2012"/><text:span text:style-name="Citation">Schneider, C. A.; Rasband, W. S. &amp; Eliceiri, K. W. (2012), "</text:span><text:a xlink:type="simple" xlink:href="http://www.nature.com/nmeth/journal/v9/n7/full/nmeth.2089.html" text:style-name="Internet_20_link" text:visited-style-name="Visited_20_Internet_20_Link"><text:span text:style-name="Citation">NIH Image to ImageJ: 25 years of image analysis</text:span></text:a><text:span text:style-name="Citation">", Nature methods </text:span><text:span text:style-name="Citation"><text:span text:style-name="T2">9(7)</text:span></text:span><text:span text:style-name="Citation">: 671-675, </text:span><text:a xlink:type="simple" xlink:href="https://www.ncbi.nlm.nih.gov/pubmed/22930834?dopt=Abstract" text:style-name="Internet_20_link" text:visited-style-name="Visited_20_Internet_20_Link"><text:span text:style-name="Citation">PMID 22930834</text:span></text:a> (<text:a xlink:type="simple" xlink:href="http://scholar.google.com/scholar?cluster=1774858333144211891" text:style-name="Internet_20_link" text:visited-style-name="Visited_20_Internet_20_Link">on Google Scholar</text:a>). </text:p>
          </table:table-cell>
        </table:table-row>
      </table:table>
      <text:p text:style-name="Standard"/>
      <text:p text:style-name="Standard"><text:bookmark text:name="CITEREFSchindelinArganda-CarrerasFriseKaynig2012"/><text:span text:style-name="Citation">Schindelin, J.; Arganda-Carreras, I. &amp; Frise, E. et al. (2012), "</text:span><text:a xlink:type="simple" xlink:href="http://www.nature.com/nmeth/journal/v9/n7/full/nmeth.2019.html" text:style-name="Internet_20_link" text:visited-style-name="Visited_20_Internet_20_Link"><text:span text:style-name="Citation">Fiji: an open-source platform for biological-image analysis</text:span></text:a><text:span text:style-name="Citation">", Nature methods </text:span><text:span text:style-name="Citation"><text:span text:style-name="T2">9(7)</text:span></text:span><text:span text:style-name="Citation">: 676-682, </text:span><text:a xlink:type="simple" xlink:href="https://www.ncbi.nlm.nih.gov/pubmed/22743772?dopt=Abstract" text:style-name="Internet_20_link" text:visited-style-name="Visited_20_Internet_20_Link"><text:span text:style-name="Citation">PMID 22743772</text:span></text:a><text:span text:style-name="Citation">, doi:</text:span><text:a xlink:type="simple" xlink:href="http://dx.doi.org/10.1038%2Fnmeth.2019" text:style-name="Internet_20_link" text:visited-style-name="Visited_20_Internet_20_Link"><text:span text:style-name="Citation">10.1038/nmeth.2019</text:span></text:a> (<text:a xlink:type="simple" xlink:href="http://scholar.google.com/scholar?cluster=17249863664147333646" text:style-name="Internet_20_link" text:visited-style-name="Visited_20_Internet_20_Link">on Google Scholar</text:a>). </text:p>
      <text:p text:style-name="Standard"/>
      <text:p text:style-name="Standard"><text:bookmark text:name="CITEREFPietzschPreibischTomancakSaalfeld2012"/><text:span text:style-name="Citation">Pietzsch, T.; Preibisch, S. &amp; Tomancak, P. et al. (2012), "</text:span><text:a xlink:type="simple" xlink:href="http://bioinformatics.oxfordjournals.org/content/28/22/3009.full" text:style-name="Internet_20_link" text:visited-style-name="Visited_20_Internet_20_Link"><text:span text:style-name="Citation">ImgLib2—generic image processing in Java</text:span></text:a><text:span text:style-name="Citation">", Bioinformatics </text:span><text:span text:style-name="Citation"><text:span text:style-name="T2">28(22)</text:span></text:span><text:span text:style-name="Citation">: 3009-3011, </text:span><text:a xlink:type="simple" xlink:href="https://www.ncbi.nlm.nih.gov/pubmed/22962343?dopt=Abstract" text:style-name="Internet_20_link" text:visited-style-name="Visited_20_Internet_20_Link"><text:span text:style-name="Citation">PMID 22962343</text:span></text:a> (<text:a xlink:type="simple" xlink:href="http://scholar.google.com/scholar?cluster=17114668151840635304" text:style-name="Internet_20_link" text:visited-style-name="Visited_20_Internet_20_Link">on Google Scholar</text:a>). 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Table_20_Contents">Rueden, C., Schindelin, J., Hiner, M. &amp; Eliceiri, K. (2016). SciJava Common [Software]. <text:a xlink:type="simple" xlink:href="http://scijava.org/" text:style-name="Internet_20_link" text:visited-style-name="Visited_20_Internet_20_Link">http://scijava.org/</text:a>. </text:p>
          </table:table-cell>
        </table:table-row>
      </table:table>
      <text:p text:style-name="Standard"/>
      <text:p text:style-name="Standard"><text:bookmark text:name="CITEREFHinerRuedenEliceiri2016_Dec_7"/><text:span text:style-name="Citation">Hiner, M.C.; Rueden, C.T. &amp; Eliceiri, K.W. (2016 Dec 7), "</text:span><text:a xlink:type="simple" xlink:href="https://bmcbioinformatics.biomedcentral.com/articles/10.1186/s12859-016-1383-0" text:style-name="Internet_20_link" text:visited-style-name="Visited_20_Internet_20_Link"><text:span text:style-name="Citation">SCIFIO: an extensible framework to support scientific image formats.</text:span></text:a><text:span text:style-name="Citation">", BMC Bioinformatics </text:span><text:span text:style-name="Citation"><text:span text:style-name="T2">17(1)</text:span></text:span><text:span text:style-name="Citation">: 521, </text:span><text:a xlink:type="simple" xlink:href="https://www.ncbi.nlm.nih.gov/pubmed/27927161?dopt=Abstract" text:style-name="Internet_20_link" text:visited-style-name="Visited_20_Internet_20_Link"><text:span text:style-name="Citation">PMID 27927161</text:span></text:a><text:span text:style-name="Citation">, doi:</text:span><text:a xlink:type="simple" xlink:href="http://dx.doi.org/10.1186%2Fs12859-016-1383-0" text:style-name="Internet_20_link" text:visited-style-name="Visited_20_Internet_20_Link"><text:span text:style-name="Citation">10.1186/s12859-016-1383-0</text:span></text:a> (<text:a xlink:type="simple" xlink:href="http://scholar.google.com/scholar?cluster=12695867462379525116" text:style-name="Internet_20_link" text:visited-style-name="Visited_20_Internet_20_Link">on Google Scholar</text:a>).</text:p>
      <text:p text:style-name="Standard"/>
      <text:p text:style-name="Standard">Rueden, C., Dietz, C., Horn, M., Schindelin, J., Northan, B., Berthold, M. &amp; Eliceiri, K. (2016). ImageJ Ops [Software]. <text:a xlink:type="simple" xlink:href="http://imagej.net/Ops" text:style-name="Internet_20_link" text:visited-style-name="Visited_20_Internet_20_Link">http://imagej.net/Ops</text:a>. </text:p>
      <text:p text:style-name="Standard"/>
      <text:p text:style-name="Standard">Wilkinson MHF (1998) <text:span text:style-name="T1">Segmentation techniques in image analysis of microbes</text:span>. Chapter 6 in: Wilkinson MHF, Schut F (eds.) <text:span text:style-name="T2">Digital Image Analysis of Microbes: Imaging, Morphometry, Fluorometry and Motility Techniques and Applications</text:span>, Vol. John Wiley &amp; Sons, New York.</text:p>
      <text:p text:style-name="Standard"/>
      <text:p text:style-name="Standard"><text:bookmark text:name="CITEREFLowe_D2004"/><text:span text:style-name="Citation">Lowe D (2004), "Distinctive Image Features from Scale-Invariant Keypoints", International Journal of Computer Vision </text:span><text:span text:style-name="Citation"><text:span text:style-name="T2">60</text:span></text:span><text:span text:style-name="Citation"> (2): 91-110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24:21.029164545</meta:creation-date>
    <dc:date>2018-06-13T08:49:39.150820926</dc:date>
    <meta:editing-duration>PT20H15M8S</meta:editing-duration>
    <meta:editing-cycles>1</meta:editing-cycles>
    <meta:document-statistic meta:table-count="2" meta:image-count="0" meta:object-count="0" meta:page-count="1" meta:paragraph-count="9" meta:word-count="224" meta:character-count="1622" meta:non-whitespace-character-count="1402"/>
    <meta:generator>LibreOffice/5.2.7.2$Linux_X86_64 LibreOffice_project/20m0$Build-2</meta:generator>
  </office:meta>
</office:document-meta>
</file>